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B0000008B9B7943D1B2EFE9D3.png" manifest:media-type="image/png"/>
  <manifest:file-entry manifest:full-path="Pictures/10000000000000CA000000CA581F03D5BA5E5115.png" manifest:media-type="image/png"/>
  <manifest:file-entry manifest:full-path="Pictures/10000000000000DD000000E488C0BBA6899DA0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44cm" fo:min-width="7.1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815cm" fo:min-width="3.0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46cm" fo:min-width="1.2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2.34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4.205cm"/>
      <style:paragraph-properties style:writing-mode="lr-tb"/>
    </style:style>
    <style:style style:name="gr7" style:family="graphic" style:parent-style-name="objectwithoutfill">
      <style:graphic-properties svg:stroke-width="0.203cm" draw:marker-start-width="0.508cm" draw:marker-end="Arrow" draw:marker-end-width="0.61cm" draw:fill="solid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none" draw:fill="none" draw:textarea-vertical-align="middle" fo:min-height="1.274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2.794cm" svg:x="10.16cm" svg:y="2.286cm">
          <text:p text:style-name="P1">MAMA - WebApp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08cm" svg:height="2.794cm" svg:x="2.286cm" svg:y="2.54cm">
          <draw:image xlink:href="Pictures/10000000000000DD000000E488C0BBA6899DA019.png" xlink:type="simple" xlink:show="embed" xlink:actuate="onLoad" loext:mime-type="image/png">
            <text:p/>
          </draw:image>
        </draw:frame>
        <draw:custom-shape draw:style-name="gr1" draw:text-style-name="P1" draw:layer="layout" svg:width="7.62cm" svg:height="2.794cm" svg:x="10.16cm" svg:y="9.906cm">
          <text:p text:style-name="P1">MAMA - RE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3.302cm" svg:x="22.352cm" svg:y="9.398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2.54cm" svg:height="2.54cm" svg:x="20.32cm" svg:y="2.54cm">
          <text:p text:style-name="P1">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1.524cm" svg:x="5.842cm" svg:y="3.048cm">
          <text:p text:style-name="P1">Web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556cm" svg:height="1.524cm" svg:x="5.842cm" svg:y="10.668cm">
          <text:p text:style-name="P1">RES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" draw:layer="layout" svg:width="2.238cm" svg:height="2.238cm" svg:x="1.064cm" svg:y="8.965cm">
          <draw:image xlink:href="Pictures/10000000000000CA000000CA581F03D5BA5E5115.png" xlink:type="simple" xlink:show="embed" xlink:actuate="onLoad" loext:mime-type="image/png">
            <text:p/>
          </draw:image>
        </draw:frame>
        <draw:frame draw:style-name="gr2" draw:text-style-name="P1" draw:layer="layout" svg:width="4.572cm" svg:height="1.751cm" svg:x="1.016cm" svg:y="11.203cm">
          <draw:image xlink:href="Pictures/100000000000016B0000008B9B7943D1B2EFE9D3.png" xlink:type="simple" xlink:show="embed" xlink:actuate="onLoad" loext:mime-type="image/png">
            <text:p/>
          </draw:image>
        </draw:frame>
        <draw:custom-shape draw:style-name="gr6" draw:text-style-name="P1" draw:layer="layout" svg:width="5.873cm" svg:height="1.524cm" draw:transform="rotate (0.825540736193318) translate (16.233cm 9.142cm)">
          <text:p text:style-name="P1">RES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2" draw:layer="layout" svg:x1="17.78cm" svg:y1="3.81cm" svg:x2="20.32cm" svg:y2="3.81cm">
          <text:p/>
        </draw:line>
        <draw:line draw:style-name="gr7" draw:text-style-name="P2" draw:layer="layout" svg:x1="17.78cm" svg:y1="11.43cm" svg:x2="22.352cm" svg:y2="11.43cm">
          <text:p/>
        </draw:line>
        <draw:frame draw:style-name="gr8" draw:text-style-name="P3" draw:layer="layout" svg:width="5.515cm" svg:height="1.673cm" svg:x="22.485cm" svg:y="1.524cm">
          <draw:text-box>
            <text:p>Manage users sessions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13:28:06.869210740</meta:creation-date>
    <dc:date>2022-12-09T13:37:11.092146716</dc:date>
    <meta:editing-duration>PT9M3S</meta:editing-duration>
    <meta:editing-cycles>4</meta:editing-cycles>
    <meta:generator>LibreOffice/6.4.7.2$Linux_X86_64 LibreOffice_project/40$Build-2</meta:generator>
    <meta:document-statistic meta:object-count="36"/>
  </office:meta>
</office:document-meta>
</file>